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ishayDecode2Bytes.execute( Codec cod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ishayDecode2Bytes.getCh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ishayDecode2Bytes.EishayDecode2By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ishayDecode2Bytes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ishayDecode2Bytes.get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